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Puesto" style:master-page-name="MP0" style:family="paragraph">
      <style:paragraph-properties fo:break-before="page" fo:text-align="center" fo:margin-left="0.4916in" fo:text-indent="-0.4916in">
        <style:tab-stops/>
      </style:paragraph-properties>
      <style:text-properties fo:language="ca" fo:country="ES"/>
    </style:style>
    <style:style style:name="TableColumn3" style:family="table-column">
      <style:table-column-properties style:column-width="2.9493in"/>
    </style:style>
    <style:style style:name="TableColumn4" style:family="table-column">
      <style:table-column-properties style:column-width="2.9493in"/>
    </style:style>
    <style:style style:name="Table2" style:family="table">
      <style:table-properties style:width="5.8986in" fo:margin-left="0in" table:align="left"/>
    </style:style>
    <style:style style:name="TableRow5" style:family="table-row">
      <style:table-row-properties/>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margin-bottom="0in"/>
      <style:text-properties fo:font-weight="bold" style:font-weight-asian="bold" fo:font-size="11pt" style:font-size-asian="11pt" fo:language="ca" fo:country="ES"/>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margin-bottom="0in"/>
      <style:text-properties fo:font-weight="bold" style:font-weight-asian="bold" fo:font-size="11pt" style:font-size-asian="11pt" fo:language="ca" fo:country="ES"/>
    </style:style>
    <style:style style:name="TableRow10" style:family="table-row">
      <style:table-row-properties/>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margin-bottom="0in"/>
      <style:text-properties fo:font-weight="bold" style:font-weight-asian="bold" fo:font-size="11pt" style:font-size-asian="11pt" fo:language="ca" fo:country="ES"/>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margin-bottom="0in"/>
      <style:text-properties fo:font-weight="bold" style:font-weight-asian="bold" fo:font-size="11pt" style:font-size-asian="11pt" fo:language="ca" fo:country="ES"/>
    </style:style>
    <style:style style:name="P15" style:parent-style-name="Puesto" style:family="paragraph">
      <style:text-properties fo:language="ca" fo:country="ES"/>
    </style:style>
    <style:style style:name="P16" style:parent-style-name="Normal" style:family="paragraph">
      <style:text-properties style:font-name="Calibri Light" style:font-name-asian="Times New Roman" fo:color="#2E74B5" fo:font-size="16pt" style:font-size-asian="16pt" style:font-size-complex="16pt" fo:language="ca" fo:country="ES"/>
    </style:style>
    <style:style style:name="P17" style:parent-style-name="Normal" style:family="paragraph">
      <style:text-properties fo:language="ca" fo:country="ES"/>
    </style:style>
    <style:style style:name="P18" style:parent-style-name="Título1" style:family="paragraph">
      <style:text-properties fo:language="ca" fo:country="ES"/>
    </style:style>
    <style:style style:name="P19" style:parent-style-name="Título2" style:family="paragraph">
      <style:text-properties fo:language="ca" fo:country="ES"/>
    </style:style>
    <style:style style:name="P20" style:parent-style-name="Normal" style:family="paragraph">
      <style:text-properties fo:language="ca" fo:country="ES"/>
    </style:style>
    <style:style style:name="P21" style:parent-style-name="Normal" style:family="paragraph">
      <style:text-properties fo:language="ca" fo:country="ES"/>
    </style:style>
    <style:style style:name="P22" style:parent-style-name="Normal" style:family="paragraph">
      <style:text-properties fo:language="ca" fo:country="ES"/>
    </style:style>
    <style:style style:name="P23" style:parent-style-name="Normal" style:family="paragraph">
      <style:text-properties fo:language="ca" fo:country="ES"/>
    </style:style>
    <style:style style:name="P24" style:parent-style-name="Normal" style:family="paragraph">
      <style:text-properties fo:language="ca" fo:country="ES"/>
    </style:style>
    <style:style style:name="P25" style:parent-style-name="Título2" style:family="paragraph">
      <style:text-properties fo:language="ca" fo:country="ES"/>
    </style:style>
    <style:style style:name="P26" style:parent-style-name="Normal" style:family="paragraph">
      <style:text-properties fo:language="ca" fo:country="ES"/>
    </style:style>
    <style:style style:name="P27" style:parent-style-name="Título2" style:family="paragraph">
      <style:text-properties fo:language="ca" fo:country="ES"/>
    </style:style>
    <style:style style:name="P28" style:parent-style-name="Normal" style:family="paragraph">
      <style:text-properties fo:language="ca" fo:country="ES"/>
    </style:style>
    <style:style style:name="T29" style:parent-style-name="Fuentedepárrafopredeter." style:family="text">
      <style:text-properties fo:language="ca" fo:country="ES"/>
    </style:style>
    <style:style style:name="T30" style:parent-style-name="Fuentedepárrafopredeter." style:family="text">
      <style:text-properties fo:language="ca" fo:country="ES"/>
    </style:style>
    <style:style style:name="P31" style:parent-style-name="Normal" style:family="paragraph">
      <style:text-properties fo:language="ca" fo:country="ES"/>
    </style:style>
    <style:style style:name="P32" style:parent-style-name="Título2" style:family="paragraph">
      <style:text-properties fo:language="ca" fo:country="ES"/>
    </style:style>
    <style:style style:name="P33" style:parent-style-name="Título3" style:family="paragraph">
      <style:text-properties fo:language="ca" fo:country="ES"/>
    </style:style>
    <style:style style:name="P34" style:parent-style-name="Normal" style:family="paragraph">
      <style:text-properties fo:language="ca" fo:country="ES"/>
    </style:style>
    <style:style style:name="P35" style:parent-style-name="Título3" style:family="paragraph">
      <style:text-properties fo:language="ca" fo:country="ES"/>
    </style:style>
    <style:style style:name="P36" style:parent-style-name="Normal" style:family="paragraph">
      <style:text-properties fo:language="ca" fo:country="ES"/>
    </style:style>
    <style:style style:name="P37" style:parent-style-name="Normal" style:family="paragraph">
      <style:text-properties fo:language="ca" fo:country="ES"/>
    </style:style>
    <style:style style:name="P38" style:parent-style-name="Normal" style:family="paragraph">
      <style:paragraph-properties fo:text-indent="0.4916in"/>
      <style:text-properties fo:language="ca" fo:country="ES"/>
    </style:style>
    <style:style style:name="P39" style:parent-style-name="Título3" style:family="paragraph">
      <style:text-properties fo:language="ca" fo:country="ES"/>
    </style:style>
    <style:style style:name="P40" style:parent-style-name="Normal" style:family="paragraph">
      <style:text-properties fo:language="ca" fo:country="ES"/>
    </style:style>
    <style:style style:name="P41" style:parent-style-name="Normal" style:family="paragraph">
      <style:text-properties fo:language="ca" fo:country="ES"/>
    </style:style>
    <style:style style:name="P42" style:parent-style-name="Normal" style:family="paragraph">
      <style:text-properties fo:language="ca" fo:country="ES"/>
    </style:style>
    <style:style style:name="P43" style:parent-style-name="Título3" style:family="paragraph">
      <style:text-properties fo:language="ca" fo:country="ES"/>
    </style:style>
    <style:style style:name="P44" style:parent-style-name="Normal" style:family="paragraph">
      <style:text-properties fo:language="ca" fo:country="ES"/>
    </style:style>
    <style:style style:name="P45" style:parent-style-name="Título3" style:family="paragraph">
      <style:text-properties fo:language="ca" fo:country="ES"/>
    </style:style>
    <style:style style:name="P46" style:parent-style-name="Normal" style:family="paragraph">
      <style:text-properties fo:language="ca" fo:country="ES"/>
    </style:style>
    <style:style style:name="P47" style:parent-style-name="Normal" style:family="paragraph">
      <style:text-properties fo:language="ca" fo:country="ES"/>
    </style:style>
    <style:style style:name="T48" style:parent-style-name="Fuentedepárrafopredeter." style:family="text">
      <style:text-properties fo:language="ca" fo:country="ES"/>
    </style:style>
    <style:style style:name="P49" style:parent-style-name="Título1" style:family="paragraph">
      <style:text-properties fo:language="ca" fo:country="ES"/>
    </style:style>
    <style:style style:name="P50" style:parent-style-name="Sinespaciado" style:family="paragraph">
      <style:paragraph-properties fo:line-height="150%"/>
      <style:text-properties fo:language="ca" fo:country="ES"/>
    </style:style>
    <style:style style:name="P51" style:parent-style-name="Sinespaciado" style:family="paragraph">
      <style:paragraph-properties fo:line-height="150%"/>
      <style:text-properties fo:language="ca" fo:country="ES"/>
    </style:style>
    <style:style style:name="P52" style:parent-style-name="Normal" style:family="paragraph">
      <style:text-properties fo:language="ca" fo:country="ES"/>
    </style:style>
    <style:style style:name="P53" style:parent-style-name="Normal" style:family="paragraph">
      <style:text-properties fo:language="ca" fo:country="ES"/>
    </style:style>
    <style:style style:name="P54" style:parent-style-name="Normal" style:family="paragraph">
      <style:text-properties fo:language="ca" fo:country="ES"/>
    </style:style>
    <style:style style:name="P55" style:parent-style-name="Normal" style:family="paragraph">
      <style:text-properties fo:language="ca" fo:country="ES"/>
    </style:style>
    <style:style style:name="P56" style:parent-style-name="Normal" style:family="paragraph">
      <style:text-properties fo:language="ca" fo:country="ES"/>
    </style:style>
    <style:style style:name="P57" style:parent-style-name="Normal" style:family="paragraph">
      <style:text-properties fo:language="ca" fo:country="ES"/>
    </style:style>
    <style:style style:name="P58" style:parent-style-name="Normal" style:family="paragraph">
      <style:text-properties fo:language="ca" fo:country="ES"/>
    </style:style>
    <style:style style:name="P59" style:parent-style-name="Normal" style:family="paragraph">
      <style:text-properties fo:language="ca" fo:country="ES"/>
    </style:style>
    <style:style style:name="P60" style:parent-style-name="Normal" style:family="paragraph">
      <style:text-properties fo:language="ca" fo:country="ES"/>
    </style:style>
    <style:style style:name="P61" style:parent-style-name="Normal" style:family="paragraph">
      <style:text-properties fo:language="ca" fo:country="ES"/>
    </style:style>
    <style:style style:name="P62" style:parent-style-name="Normal" style:family="paragraph">
      <style:text-properties fo:language="ca" fo:country="ES"/>
    </style:style>
    <style:style style:name="P63" style:parent-style-name="Normal" style:family="paragraph">
      <style:text-properties fo:language="ca" fo:country="ES"/>
    </style:style>
    <style:style style:name="P64" style:parent-style-name="Normal" style:family="paragraph">
      <style:text-properties fo:language="ca" fo:country="ES"/>
    </style:style>
    <style:style style:name="P65" style:parent-style-name="Normal" style:family="paragraph">
      <style:text-properties fo:language="ca" fo:country="ES"/>
    </style:style>
    <style:style style:name="P66" style:parent-style-name="Normal" style:family="paragraph">
      <style:text-properties fo:language="ca" fo:country="ES"/>
    </style:style>
    <style:style style:name="P67" style:parent-style-name="Normal" style:family="paragraph">
      <style:text-properties fo:language="ca" fo:country="ES"/>
    </style:style>
    <style:style style:name="P68" style:parent-style-name="Normal" style:family="paragraph">
      <style:text-properties fo:language="ca" fo:country="ES"/>
    </style:style>
    <style:style style:name="P69" style:parent-style-name="Puesto" style:family="paragraph">
      <style:text-properties fo:language="ca" fo:country="ES"/>
    </style:style>
    <style:style style:name="T70" style:parent-style-name="Fuentedepárrafopredeter." style:family="text">
      <style:text-properties fo:language="ca" fo:country="ES"/>
    </style:style>
    <style:style style:name="P71" style:parent-style-name="Título2" style:family="paragraph">
      <style:text-properties fo:language="ca" fo:country="ES"/>
    </style:style>
    <style:style style:name="P72" style:parent-style-name="Normal" style:family="paragraph">
      <style:text-properties fo:language="ca" fo:country="ES"/>
    </style:style>
    <style:style style:name="P73" style:parent-style-name="Normal" style:family="paragraph">
      <style:text-properties fo:language="ca" fo:country="ES"/>
    </style:style>
    <style:style style:name="P74" style:parent-style-name="Título2" style:family="paragraph">
      <style:text-properties fo:language="ca" fo:country="ES"/>
    </style:style>
    <style:style style:name="P75" style:parent-style-name="Normal" style:family="paragraph">
      <style:text-properties fo:language="ca" fo:country="ES"/>
    </style:style>
    <style:style style:name="P76" style:parent-style-name="Título1" style:family="paragraph">
      <style:text-properties fo:language="ca" fo:country="ES"/>
    </style:style>
    <style:style style:name="P77" style:parent-style-name="Título2" style:family="paragraph">
      <style:text-properties fo:language="ca" fo:country="ES"/>
    </style:style>
    <style:style style:name="P78" style:parent-style-name="Título3" style:family="paragraph">
      <style:text-properties fo:language="ca" fo:country="ES"/>
    </style:style>
    <style:style style:name="T79" style:parent-style-name="Fuentedepárrafopredeter." style:family="text">
      <style:text-properties fo:language="ca" fo:country="ES"/>
    </style:style>
    <style:style style:name="T80" style:parent-style-name="Fuentedepárrafopredeter." style:family="text">
      <style:text-properties fo:font-weight="bold" style:font-weight-asian="bold" fo:language="ca" fo:country="ES"/>
    </style:style>
    <style:style style:name="T81" style:parent-style-name="Fuentedepárrafopredeter." style:family="text">
      <style:text-properties fo:language="ca" fo:country="ES"/>
    </style:style>
    <style:style style:name="T82" style:parent-style-name="Fuentedepárrafopredeter." style:family="text">
      <style:text-properties fo:language="ca" fo:country="ES"/>
    </style:style>
    <style:style style:name="T83" style:parent-style-name="Fuentedepárrafopredeter." style:family="text">
      <style:text-properties fo:font-weight="bold" style:font-weight-asian="bold" fo:language="ca" fo:country="ES"/>
    </style:style>
    <style:style style:name="T84" style:parent-style-name="Fuentedepárrafopredeter." style:family="text">
      <style:text-properties fo:font-weight="bold" style:font-weight-asian="bold" fo:language="ca" fo:country="ES"/>
    </style:style>
    <style:style style:name="T85" style:parent-style-name="Fuentedepárrafopredeter." style:family="text">
      <style:text-properties fo:language="ca" fo:country="ES"/>
    </style:style>
    <style:style style:name="T86" style:parent-style-name="Fuentedepárrafopredeter." style:family="text">
      <style:text-properties fo:language="ca" fo:country="ES"/>
    </style:style>
    <style:style style:name="T87" style:parent-style-name="Fuentedepárrafopredeter." style:family="text">
      <style:text-properties fo:language="ca" fo:country="ES"/>
    </style:style>
    <style:style style:name="T88" style:parent-style-name="Fuentedepárrafopredeter." style:family="text">
      <style:text-properties fo:font-weight="bold" style:font-weight-asian="bold" fo:language="ca" fo:country="ES"/>
    </style:style>
    <style:style style:name="T89" style:parent-style-name="Fuentedepárrafopredeter." style:family="text">
      <style:text-properties fo:language="ca" fo:country="ES"/>
    </style:style>
    <style:style style:name="T90" style:parent-style-name="Fuentedepárrafopredeter." style:family="text">
      <style:text-properties fo:font-weight="bold" style:font-weight-asian="bold" fo:language="ca" fo:country="ES"/>
    </style:style>
    <style:style style:name="T91" style:parent-style-name="Fuentedepárrafopredeter." style:family="text">
      <style:text-properties fo:font-weight="bold" style:font-weight-asian="bold" fo:language="ca" fo:country="ES"/>
    </style:style>
    <style:style style:name="T92" style:parent-style-name="Fuentedepárrafopredeter." style:family="text">
      <style:text-properties fo:language="ca" fo:country="ES"/>
    </style:style>
    <style:style style:name="T93" style:parent-style-name="Fuentedepárrafopredeter." style:family="text">
      <style:text-properties fo:language="ca" fo:country="ES"/>
    </style:style>
    <style:style style:name="T94" style:parent-style-name="Fuentedepárrafopredeter." style:family="text">
      <style:text-properties fo:font-style="italic" style:font-style-asian="italic" fo:language="ca" fo:country="ES"/>
    </style:style>
    <style:style style:name="T95" style:parent-style-name="Fuentedepárrafopredeter." style:family="text">
      <style:text-properties fo:language="ca" fo:country="ES"/>
    </style:style>
    <style:style style:name="P96" style:parent-style-name="Título3" style:family="paragraph">
      <style:text-properties fo:language="ca" fo:country="ES"/>
    </style:style>
    <style:style style:name="P97" style:parent-style-name="Normal" style:family="paragraph">
      <style:text-properties fo:language="ca" fo:country="ES"/>
    </style:style>
    <style:style style:name="T98" style:parent-style-name="Fuentedepárrafopredeter." style:family="text">
      <style:text-properties fo:language="ca" fo:country="ES"/>
    </style:style>
    <style:style style:name="T99" style:parent-style-name="Fuentedepárrafopredeter." style:family="text">
      <style:text-properties fo:language="ca" fo:country="ES"/>
    </style:style>
    <style:style style:name="T100" style:parent-style-name="Fuentedepárrafopredeter." style:family="text">
      <style:text-properties fo:language="ca" fo:country="ES"/>
    </style:style>
    <style:style style:name="T101" style:parent-style-name="Fuentedepárrafopredeter." style:family="text">
      <style:text-properties fo:language="ca" fo:country="ES"/>
    </style:style>
    <style:style style:name="T102" style:parent-style-name="Fuentedepárrafopredeter." style:family="text">
      <style:text-properties fo:font-style="italic" style:font-style-asian="italic" fo:language="en" fo:country="US"/>
    </style:style>
    <style:style style:name="T103" style:parent-style-name="Fuentedepárrafopredeter." style:family="text">
      <style:text-properties fo:language="ca" fo:country="ES"/>
    </style:style>
    <style:style style:name="P104" style:parent-style-name="Título3" style:family="paragraph">
      <style:text-properties fo:language="ca" fo:country="ES"/>
    </style:style>
    <style:style style:name="P105" style:parent-style-name="Normal" style:family="paragraph">
      <style:text-properties fo:language="ca" fo:country="ES"/>
    </style:style>
    <style:style style:name="T106" style:parent-style-name="Fuentedepárrafopredeter." style:family="text">
      <style:text-properties fo:language="ca" fo:country="ES"/>
    </style:style>
    <style:style style:name="T107" style:parent-style-name="Fuentedepárrafopredeter." style:family="text">
      <style:text-properties fo:language="en" fo:country="US"/>
    </style:style>
    <style:style style:name="P108" style:parent-style-name="Normal" style:family="paragraph">
      <style:text-properties fo:language="ca" fo:country="ES"/>
    </style:style>
    <style:style style:name="P109" style:parent-style-name="Título1" style:family="paragraph">
      <style:text-properties fo:language="ca" fo:country="ES"/>
    </style:style>
    <style:style style:name="P110" style:parent-style-name="Título2" style:family="paragraph">
      <style:text-properties fo:language="ca" fo:country="ES"/>
    </style:style>
    <style:style style:name="P111" style:parent-style-name="Normal" style:family="paragraph">
      <style:text-properties fo:language="ca" fo:country="ES"/>
    </style:style>
    <style:style style:name="P112" style:parent-style-name="Título3" style:family="paragraph">
      <style:text-properties fo:language="ca" fo:country="ES"/>
    </style:style>
    <style:style style:name="T113" style:parent-style-name="Fuentedepárrafopredeter." style:family="text">
      <style:text-properties fo:language="ca" fo:country="ES"/>
    </style:style>
    <style:style style:name="T114" style:parent-style-name="Fuentedepárrafopredeter." style:family="text">
      <style:text-properties fo:language="ca" fo:country="ES"/>
    </style:style>
    <style:style style:name="T115" style:parent-style-name="Fuentedepárrafopredeter." style:family="text">
      <style:text-properties fo:language="ca" fo:country="ES"/>
    </style:style>
    <style:style style:name="T116" style:parent-style-name="Fuentedepárrafopredeter." style:family="text">
      <style:text-properties fo:language="ca" fo:country="ES"/>
    </style:style>
    <style:style style:name="T117" style:parent-style-name="Fuentedepárrafopredeter." style:family="text">
      <style:text-properties fo:language="ca" fo:country="ES"/>
    </style:style>
    <style:style style:name="T118" style:parent-style-name="Fuentedepárrafopredeter." style:family="text">
      <style:text-properties fo:language="ca" fo:country="ES"/>
    </style:style>
    <style:style style:name="T119" style:parent-style-name="Fuentedepárrafopredeter." style:family="text">
      <style:text-properties fo:font-style="italic" style:font-style-asian="italic" fo:language="ca" fo:country="ES"/>
    </style:style>
    <style:style style:name="T120" style:parent-style-name="Fuentedepárrafopredeter." style:family="text">
      <style:text-properties fo:language="ca" fo:country="ES"/>
    </style:style>
    <style:style style:name="T121" style:parent-style-name="Fuentedepárrafopredeter." style:family="text">
      <style:text-properties fo:font-style="italic" style:font-style-asian="italic" fo:language="ca" fo:country="ES"/>
    </style:style>
    <style:style style:name="T122" style:parent-style-name="Fuentedepárrafopredeter." style:family="text">
      <style:text-properties fo:language="ca" fo:country="ES"/>
    </style:style>
    <style:style style:name="T123" style:parent-style-name="Fuentedepárrafopredeter." style:family="text">
      <style:text-properties fo:language="ca" fo:country="ES"/>
    </style:style>
    <style:style style:name="T124" style:parent-style-name="Fuentedepárrafopredeter." style:family="text">
      <style:text-properties fo:language="ca" fo:country="ES"/>
    </style:style>
    <style:style style:name="P125" style:parent-style-name="Normal" style:family="paragraph">
      <style:text-properties fo:language="ca" fo:country="ES"/>
    </style:style>
    <style:style style:name="P126" style:parent-style-name="Título3" style:family="paragraph">
      <style:text-properties fo:language="ca" fo:country="ES"/>
    </style:style>
    <style:style style:name="P127" style:parent-style-name="Normal" style:family="paragraph">
      <style:text-properties fo:language="ca" fo:country="ES"/>
    </style:style>
    <style:style style:name="P128" style:parent-style-name="Título3" style:family="paragraph">
      <style:text-properties fo:language="ca" fo:country="ES"/>
    </style:style>
    <style:style style:name="T129" style:parent-style-name="Fuentedepárrafopredeter." style:family="text">
      <style:text-properties fo:language="ca" fo:country="ES"/>
    </style:style>
    <style:style style:name="T130" style:parent-style-name="Fuentedepárrafopredeter." style:family="text">
      <style:text-properties fo:language="ca" fo:country="ES"/>
    </style:style>
    <style:style style:name="T131" style:parent-style-name="Fuentedepárrafopredeter." style:family="text">
      <style:text-properties fo:font-style="italic" style:font-style-asian="italic" fo:language="ca" fo:country="ES"/>
    </style:style>
    <style:style style:name="T132" style:parent-style-name="Fuentedepárrafopredeter." style:family="text">
      <style:text-properties fo:language="ca" fo:country="ES"/>
    </style:style>
    <style:style style:name="T133" style:parent-style-name="Fuentedepárrafopredeter." style:family="text">
      <style:text-properties fo:font-style="italic" style:font-style-asian="italic" fo:language="ca" fo:country="ES"/>
    </style:style>
    <style:style style:name="T134" style:parent-style-name="Fuentedepárrafopredeter." style:family="text">
      <style:text-properties fo:language="ca" fo:country="ES"/>
    </style:style>
    <style:style style:name="P135" style:parent-style-name="Normal" style:family="paragraph">
      <style:paragraph-properties fo:text-indent="0.4916in"/>
    </style:style>
    <style:style style:name="T136" style:parent-style-name="Fuentedepárrafopredeter." style:family="text">
      <style:text-properties fo:language="ca" fo:country="ES"/>
    </style:style>
    <style:style style:name="T137" style:parent-style-name="Fuentedepárrafopredeter." style:family="text">
      <style:text-properties fo:font-style="italic" style:font-style-asian="italic" fo:language="ca" fo:country="ES"/>
    </style:style>
    <style:style style:name="T138" style:parent-style-name="Fuentedepárrafopredeter." style:family="text">
      <style:text-properties fo:language="ca" fo:country="ES"/>
    </style:style>
    <style:style style:name="T139" style:parent-style-name="Fuentedepárrafopredeter." style:family="text">
      <style:text-properties fo:language="ca" fo:country="ES"/>
    </style:style>
    <style:style style:name="P140" style:parent-style-name="Título1" style:family="paragraph">
      <style:text-properties fo:language="ca" fo:country="ES"/>
    </style:style>
    <style:style style:name="P141" style:parent-style-name="Título2" style:family="paragraph">
      <style:text-properties fo:language="ca" fo:country="ES"/>
    </style:style>
    <style:style style:name="T142" style:parent-style-name="Fuentedepárrafopredeter." style:family="text">
      <style:text-properties fo:language="ca" fo:country="ES"/>
    </style:style>
  </office:automatic-styles>
  <office:body>
    <office:text text:use-soft-page-breaks="true">
      <text:p text:style-name="P1">C-Sec<text:s/>Intergalatic Security Company</text:p>
      <table:table table:style-name="Table2">
        <table:table-columns>
          <table:table-column table:style-name="TableColumn3"/>
          <table:table-column table:style-name="TableColumn4"/>
        </table:table-columns>
        <table:table-row table:style-name="TableRow5">
          <table:table-cell table:style-name="TableCell6">
            <text:p text:style-name="P7">Daniel Carril Solis <text:s text:c="37"/></text:p>
          </table:table-cell>
          <table:table-cell table:style-name="TableCell8">
            <text:p text:style-name="P9">Ramón de la Cruz Martínez</text:p>
          </table:table-cell>
        </table:table-row>
        <table:table-row table:style-name="TableRow10">
          <table:table-cell table:style-name="TableCell11">
            <text:p text:style-name="P12">Denis Dilianov Filipov <text:s text:c="28"/></text:p>
          </table:table-cell>
          <table:table-cell table:style-name="TableCell13">
            <text:p text:style-name="P14">Aitor Merino Tsutsui</text:p>
          </table:table-cell>
        </table:table-row>
      </table:table>
      <text:p text:style-name="P15">Manual d’usuari</text:p>
      <text:p text:style-name="P16">QUÈ FA EL PROGRAMA.</text:p>
      <text:p text:style-name="P17">Es tracta d’una pàgina web que permet coordinar la seguretat d’un centre comercial. La web permetrà situar als vigilants i al supervisor a sobre d’un croquis que representaria el centre comercial. També serà possible obrir y tancar les portes que donen al magatzem i a la zona comercial. A més d’això podrem veure els departaments principals i ordenar-los segons el grau de vigilància que requereixen (si necessiten més vigilància vol dir que hi sol haver més robatoris). Per últim, serà possible visualitzar imatges a “temps real” emprant qualcuna de les tres càmeres de seguretat de les que disposa el centre comercial.</text:p>
      <text:h text:style-name="P18" text:outline-level="1">PER QUÈ ÉS ÚTIL/INTERESSANT<text:s/></text:h>
      <text:h text:style-name="P19" text:outline-level="2">Quina necessitat li resol a l'usuari<text:s/></text:h>
      <text:p text:style-name="P20">Controlar la seguretat d’un centre comercial o uns grans magatzems pot no ser fàcil. Es per això que de cada vegada més s’han anant desenvolupant diferents aplicacions web per poder facilitar aquesta tasca.</text:p>
      <text:p text:style-name="P21"><text:tab/>Abans de començar la jornada els vigilants i el supervisor del centre comercial han de posar-se d’acord en a on es situaran, si al costat d’una porta de sortida o en qualcun departament en particular. Això serà possible amb la nostra pàgina com hem explicat anteriorment.</text:p>
      <text:p text:style-name="P22"><text:tab/>Des de aquesta pàgina web també serà possible veure a través de les tres càmeres de seguretat que hi ha instal·lades al centre comercial. D’aquesta manera es poden cobrir més “fonts” sense haver d’anar al lloc que està apuntant la càmera personalment.</text:p>
      <text:p text:style-name="P23"><text:tab/>Existeixen diferents departaments a uns grans magatzems , i alguns d’aquests solen tenir un índex de robatori més gran. A causa d’això es evident que els encarregats de seguretat han de tenir una llista amb els departaments més conflictius, aspecte que la nostra pàgina web cobreix.</text:p>
      <text:soft-page-break/>
      <text:p text:style-name="P24"><text:tab/>Per últim, el tema de obrir i tancar les portes manualment una per una, està quedant en desús. Amb la nostra pàgina <text:s/>serà possible tancar les tres portes del centre comercial simultàniament.</text:p>
      <text:h text:style-name="P25" text:outline-level="2">Quins avantatges aporta sobre les solucions que ja existien<text:s/></text:h>
      <text:p text:style-name="P26">Es<text:s/>evident que existeixen eines molt més polides i grans al mercat que la nostra pàgina web. Segurament l’avantatge principal que presentem es que es fàcil i ràpida de fer i d’estar a la venda sortiria més barat que el de la competència.</text:p>
      <text:h text:style-name="Título1" text:outline-level="1">COM S'INSTAL·LA.</text:h>
      <text:h text:style-name="P27" text:outline-level="2">Quins fitxers es necessiten i on s'han de posar.</text:h>
      <text:p text:style-name="P28">L’únic que necessitem per obrir la pàgina web es la carpeta arrel “C-Sec-master” amb tots els arxius (.html, .css, .js, etc...) que aquesta conté.</text:p>
      <text:h text:style-name="Título2" text:outline-level="2">COM S'HI ACCEDEIX<text:span text:style-name="T29"><text:s/></text:span></text:h>
      <text:h text:style-name="Título2" text:outline-level="2">Quina URL he de visitar<text:span text:style-name="T30">.</text:span></text:h>
      <text:p text:style-name="P31">No es necessari<text:s/>visitar cap URL. Per poder utilitzar la pàgina l’únic que s’ha de fer es obrir l’arxiu index.html amb un navegador web (preferiblement Google Chrome).</text:p>
      <text:h text:style-name="P32" text:outline-level="2">Com s’utilitza, llistat exhaustiu de les funcionalitats disponibles i com s’executa cada funcionalitat</text:h>
      <text:h text:style-name="P33" text:outline-level="3">1<text:s/>– Representar un mapa en 2D del centro comercial</text:h>
      <text:p text:style-name="P34">Com es evident, la principal funcionalitat de la pàgina es mostrar els grans magatzems des de dalt. Això serveix per a que els encarregats de seguretat puguin organitzar-se el seu treball de manera més eficient.</text:p>
      <text:h text:style-name="P35" text:outline-level="3">2 – Poder situar <text:s/>el encarregats de seguretat en aquest mapa 2D</text:h>
      <text:p text:style-name="P36">Un cop tenim la representació gràfica del centre comercial hem de poder col·locar als vigilants i al supervisor a sobre d’aquest mapa. Per poder fer això es necessari clicar sobre el botons de “Vigilants” o “Supervisor” a la part dreta de la web. Un cop pitjat el botó, apareixeran les fotografies dels treballadors i podrem arrossegar-les fins al punt del centre comercial que vulguem.</text:p>
      <text:p text:style-name="P37"><text:tab/>En cas de posar a cada treballador dins d’un àrea en particular; el supervisor dins el quadrat vermell al magatzem o el vigilant dins el quadrat taronja a l’àrea de vendes,<text:s/><text:soft-page-break/>veurem que aquestes figures geomètriques canvien la seva tonalitat. Això indica que aquesta àrea està ocupada.</text:p>
      <text:p text:style-name="P38">En el cas de que hagem posat al personal de seguretat al lloc corresponent obtindrem el següent missatge amb fons vermell per pantalla ambdós: “Tots els punts estan atesos”.</text:p>
      <text:h text:style-name="P39" text:outline-level="3">3 – Desplegar/plegar els diferents departaments</text:h>
      <text:p text:style-name="P40">A la part superior dreta de la pàgina web podem observar un botó que diu “Desplegar llistat de departaments”. Al polsar allà es desplegaran els diferents departaments del centre comercial (com el de Roba o el de Cosmètica).<text:s/></text:p>
      <text:p text:style-name="P41"><text:tab/>Alguns dels departaments té un color vermell, això vol dir que aquests son més propensos a ser víctimes de robatoris o altres conflictes, mentre que els altres solen ser més tranquils normalment.<text:s/></text:p>
      <text:p text:style-name="P42"><text:tab/>També es possible ordenar manualment els departaments, segons tinguin major o menor prioritat de vigilància. Això serviria per poder comunicar-li al vigilant que no està a la porta i aquest ho tingués en compte a l’hora de fer les rondes.</text:p>
      <text:h text:style-name="P43" text:outline-level="3">4 – Utilitzar les càmeres de seguretat</text:h>
      <text:p text:style-name="P44">A la part inferior de la pàgina podem veure 3<text:s/>pestanyes (Càmera 1, 2 i 3) i una imatge. Seleccionant cada una de les diferents càmeres de seguretat podrem veure una imatge a “temps real” del que està passant. Totes les imatges tenen la mateixa mida.</text:p>
      <text:h text:style-name="P45" text:outline-level="3">5 – Tancar i obrir les portes</text:h>
      <text:p text:style-name="P46">Existeixen tres<text:s/>portes al centre comercial, una que lliga el carrer amb l’àrea de vendes, una altra que lliga aquesta àrea amb el magatzem i una darrera a la part est que surt al carrer.</text:p>
      <text:p text:style-name="P47"><text:tab/>Clicant a sobre dels tres botons: Porta Vendes, Interior i Magatzem, podrem desplegar les funcionalitats de les mateixes. La de Vendes i Magatzem es poden obrir, tancar i detenir. Aquesta darrera opció significa que mentre s’està tancant la porta es possible aturar aquest procés i continuar-lo després. La porta Interior nomes es pot tancar o obrir.</text:p>
      <text:soft-page-break/>
      <text:p text:style-name="Normal"><text:span text:style-name="T48"><text:tab/>Si totes les portes estan degudament tancades sortirà un missatge amb fons verd per pantalla avisant de que “Totes les portes estan tancades”. Si una porta roman oberta aquest missatge desapareixerà.</text:span></text:p>
      <text:h text:style-name="P49" text:outline-level="1">LIMITACIONS CONOCIDAS</text:h>
      <text:list text:style-name="LFO2" text:continue-numbering="true">
        <text:list-item>
          <text:p text:style-name="P50">La pàgina no es adaptativa/responsiva (no s’adapta a la mida del dispositiu des de de el que l’estem consumint).</text:p>
        </text:list-item>
        <text:list-item>
          <text:p text:style-name="P51">Al voler tancar la darrera porta, si l’aturem abans que es tanqui sortirà el missatge de “Totes les portes estan tancades” (sense que aquesta darrera ho estigui).</text:p>
        </text:list-item>
      </text:list>
      <text:p text:style-name="P52"><text:s/></text:p>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soft-page-break/>
      <text:p text:style-name="P69">Guia del desenvolupador</text:p>
      <text:h text:style-name="Título2" text:outline-level="2">QUINES TECNOLOGIES S'HA UTILITZAT<text:span text:style-name="T70"><text:s/></text:span></text:h>
      <text:h text:style-name="P71" text:outline-level="2">Llenguatges de programació<text:s/></text:h>
      <text:p text:style-name="P72">La part de la lògica del codi està feta amb el llenguatge de programació JavaSript. La representació de la informació i els estils estan fetes amb HTML y<text:s/>CSS respectivament.</text:p>
      <text:p text:style-name="P73">Al tractar-se d’una pràctica per a la assignatura d’Entorn Client no ha sigut necessari utilitzar altres llenguatges com PHP. Tampoc hem necessitat emprar Bases de Dades, així que no s’han utilitzar MySQL, PLS/SQL o altres.</text:p>
      <text:h text:style-name="P74" text:outline-level="2">Llibreries més importants<text:s/></text:h>
      <text:p text:style-name="P75">Hem utilitzat jQuery i jQuery UI, dues llibreries que ajudaren a la part de la lògica i a la interfície d’usuari.</text:p>
      <text:h text:style-name="P76" text:outline-level="1">ARQUITECTURA</text:h>
      <text:h text:style-name="P77" text:outline-level="2">Fitxers desenvolupats, Propòsit de cada fitxer i Relacions entre fitxers</text:h>
      <text:h text:style-name="P78" text:outline-level="3">Arxius imprescindibles</text:h>
      <text:p text:style-name="Normal"><text:span text:style-name="T79">L’arxiu principal<text:s/></text:span><text:span text:style-name="T80">index.html</text:span><text:span text:style-name="T81"><text:s/>(carpeta arrel)</text:span><text:span text:style-name="T82">, el qual es necessari per poder visualitzar tots els components de la pàgina web es el més important juntament amb el<text:s/></text:span><text:span text:style-name="T83">main</text:span><text:span text:style-name="T84">.js</text:span><text:span text:style-name="T85"><text:s/>(carpeta js)</text:span><text:span text:style-name="T86">. Els dos son imprescindibles per al funcionament del programa.</text:span></text:p>
      <text:p text:style-name="Normal"><text:span text:style-name="T87"><text:tab/>També son igual d’importants<text:s/></text:span><text:span text:style-name="T88">jquery-3.2.1.js</text:span><text:span text:style-name="T89"><text:s/>i<text:s/></text:span><text:span text:style-name="T90">jquery-ui.</text:span><text:span text:style-name="T91">js</text:span><text:span text:style-name="T92">,<text:s/></text:span><text:span text:style-name="T93">imprescindibles per a aquesta pràctica la utilitat dels quals s’explica a l’apartat anterior de<text:s/></text:span><text:span text:style-name="T94">Llibreries més importants</text:span><text:span text:style-name="T95">.</text:span></text:p>
      <text:h text:style-name="P96" text:outline-level="3">Carpeta CSS</text:h>
      <text:p text:style-name="P97">Quant als arxius d’estils. L’arxiu styles.css conté la part més visual del projecte: els colors dels punts de supervisió (que canvien si aquests son ocupats per un encarregar de seguretat o no), el croquis del centre comercial, així com la alineació de tota a pàgina.</text:p>
      <text:p text:style-name="Normal"><text:span text:style-name="T98"><text:s/></text:span><text:span text:style-name="T99"><text:tab/>El<text:s/></text:span><text:span text:style-name="T100">jquery-ui.css</text:span><text:span text:style-name="T101"><text:s/>conté la part d’estils dels diferents components que hem utilitzar:<text:s/></text:span><text:span text:style-name="T102">accordion, draggable, sortable</text:span><text:span text:style-name="T103">.<text:s/></text:span></text:p>
      <text:soft-page-break/>
      <text:h text:style-name="P104" text:outline-level="3">Carpeta img</text:h>
      <text:p text:style-name="P105">Aquesta carpeta conté totes les imatges que hem emprat per a la elaboració d’aquest treball. Aquestes son les tres imatges de les càmeres de seguretat i les dues fotos pertanyents al supervisor i els vigilants.</text:p>
      <text:h text:style-name="Título3" text:outline-level="3"><text:span text:style-name="T106">Carpeta<text:s/></text:span><text:span text:style-name="T107">documentation</text:span></text:h>
      <text:p text:style-name="P108">A dins hi ha aquest mateix document.</text:p>
      <text:h text:style-name="P109" text:outline-level="1">FONAMENTS D’IMPLEMENTACIÓ</text:h>
      <text:h text:style-name="P110" text:outline-level="2">Conceptes teòrics sobre els quals recolza la implementació i tècniques que s'han utilitzat</text:h>
      <text:p text:style-name="P111">A continuació exposarem una sèrie d’estratègies que s’han utilitzat per a la correcta elaboració del codi.</text:p>
      <text:h text:style-name="P112" text:outline-level="3">HTML</text:h>
      <text:p text:style-name="Normal"><text:span text:style-name="T113">Hem dividit la pàgina en diferents &lt;div&gt;</text:span><text:span text:style-name="T114"><text:s/>que s’encarreg</text:span><text:span text:style-name="T115">uen</text:span><text:span text:style-name="T116"><text:s/>de separar els distints elements de la pàgina (</text:span><text:span text:style-name="T117">càmeres</text:span><text:span text:style-name="T118"><text:s/>de seguretat, llista amb els departaments, els<text:s/></text:span><text:span text:style-name="T119">accordions</text:span><text:span text:style-name="T120">, els<text:s/></text:span><text:span text:style-name="T121">sortables</text:span><text:span text:style-name="T122">, etc.)</text:span><text:span text:style-name="T123">.</text:span><text:span text:style-name="T124"><text:s/></text:span></text:p>
      <text:p text:style-name="P125"><text:tab/>En aquest aspecte sobre la estructura de la pàgina, les &lt;ul&gt;<text:s/>(llistes desordenades) també han ajudat.<text:s/></text:p>
      <text:h text:style-name="P126" text:outline-level="3">CSS</text:h>
      <text:p text:style-name="P127">A la part de CSS hem accedit als diferents elements html per<text:s/>donar-los<text:s/>estils, ja sigui mitjançant classes, ids o a les etiquetes en si.<text:s/></text:p>
      <text:h text:style-name="P128" text:outline-level="3">JavaScript</text:h>
      <text:p text:style-name="Normal"><text:span text:style-name="T129">La<text:s/></text:span><text:span text:style-name="T130">llibreria jQuery ha facilitat en gran mesura a poder elaborar la part lògica del codi, especialment les funcionalitats com<text:s/></text:span><text:span text:style-name="T131">accordion, draggable, dropable</text:span><text:span text:style-name="T132"><text:s/>i<text:s/></text:span><text:span text:style-name="T133">sortable</text:span><text:span text:style-name="T134">.<text:s/></text:span></text:p>
      <text:p text:style-name="P135"><text:span text:style-name="T136">Al llarg del codi s’han hagut d’emprar una sèrie de bucles<text:s/></text:span><text:span text:style-name="T137">for</text:span><text:span text:style-name="T138"><text:s/>per<text:s/></text:span><text:span text:style-name="T139">recórrer les classes de les portes, i segons aquestes la porta actuaria d’una forma o d’una altra.</text:span></text:p>
      <text:h text:style-name="P140" text:outline-level="1">PARTS QUE ES PERILLÓS TOCAR</text:h>
      <text:h text:style-name="P141" text:outline-level="2">Codi heretat</text:h>
      <text:p text:style-name="Normal"><text:span text:style-name="T142">Cap part del nostre codi ha estar heretad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70AD47" style:font-size-complex="12pt" fo:hyphenate="false"/>
    </style:style>
    <style:style style:name="Normal" style:display-name="Normal" style:family="paragraph">
      <style:paragraph-properties fo:text-align="justify" fo:line-height="150%"/>
      <style:text-properties style:font-name="Times New Roman" fo:font-size="12pt" style:font-size-asian="12pt"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E74B5"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E74B5" fo:font-size="13pt" style:font-size-asian="13pt" style:font-size-complex="13pt"/>
    </style:style>
    <style:style style:name="Título3Car" style:display-name="Título 3 Car" style:family="text" style:parent-style-name="Fuentedepárrafopredeter.">
      <style:text-properties style:font-name="Calibri Light" style:font-name-asian="Times New Roman" style:font-name-complex="Times New Roman" fo:color="#70AD47" fo:font-size="12pt" style:font-size-asian="12pt" style:font-size-complex="12pt"/>
    </style:style>
    <style:style style:name="Puesto" style:display-name="Puesto"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PuestoCar" style:display-name="Puest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Standard" style:display-name="Standard" style:family="paragraph">
      <style:paragraph-properties fo:widows="0" fo:orphans="0" fo:margin-bottom="0in" fo:line-height="100%"/>
      <style:text-properties style:font-name="Liberation Serif" style:font-name-asian="SimSun" style:font-name-complex="Mangal" style:letter-kerning="true" fo:font-size="12pt" style:font-size-asian="12pt" style:font-size-complex="12pt" fo:language="ca" fo:country="ES" style:language-asian="zh" style:country-asian="CN" style:language-complex="hi" style:country-complex="IN" fo:hyphenate="false"/>
    </style:style>
    <style:style style:name="Sinespaciado" style:display-name="Sin espaciado" style:family="paragraph">
      <style:paragraph-properties fo:text-align="justify" fo:margin-bottom="0in" fo:line-height="100%"/>
      <style:text-properties style:font-name="Times New Roman" fo:font-size="12pt" style:font-size-asian="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Times New Roman"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Times New Roman"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lase</meta:initial-creator>
    <dc:creator>Clase</dc:creator>
    <meta:creation-date>2017-05-02T14:17:00Z</meta:creation-date>
    <dc:date>2017-05-03T16:15:00Z</dc:date>
    <meta:template xlink:href="Normal.dotm" xlink:type="simple"/>
    <meta:editing-cycles>11</meta:editing-cycles>
    <meta:editing-duration>PT14940S</meta:editing-duration>
    <meta:document-statistic meta:page-count="6" meta:paragraph-count="18" meta:word-count="1410" meta:character-count="9148" meta:row-count="64" meta:non-whitespace-character-count="7756"/>
  </office:meta>
</office:document-meta>
</file>